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888cm" fo:min-width="0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316cm" fo:min-width="6.2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35cm" fo:min-width="6.3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4.42cm" fo:min-width="0cm"/>
    </style:style>
    <style:style style:name="P1" style:family="paragraph">
      <style:text-properties style:font-name="DejaVu Sans Mono" fo:font-size="18pt" style:font-size-asian="18pt" style:font-size-complex="18pt"/>
    </style:style>
    <style:style style:name="P2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style:text-properties style:font-name="DejaVu Sans Mono1" fo:font-size="4pt" style:font-size-asian="4pt" style:font-size-complex="4pt"/>
    </style:style>
    <style:style style:name="P7" style:family="paragraph">
      <loext:graphic-properties draw:fill="none" draw:fill-color="#ffffff"/>
      <style:text-properties style:font-name="DejaVu Sans Mono1" fo:font-size="4pt" style:font-size-asian="4pt" style:font-size-complex="4pt"/>
    </style:style>
    <style:style style:name="T1" style:family="text">
      <style:text-properties style:font-name="DejaVu Sans Mono" fo:font-size="18pt" style:font-size-asian="18pt" style:font-size-complex="18pt"/>
    </style:style>
    <style:style style:name="T2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DejaVu Sans Mono1" fo:font-size="4pt" style:font-size-asian="4pt" style:font-size-complex="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4pt" fo:font-style="normal" fo:text-shadow="none" style:text-underline-style="none" fo:font-weight="normal" style:letter-kerning="true" style:font-name-asian="Noto Sans CJK SC" style:font-size-asian="4pt" style:font-style-asian="normal" style:font-weight-asian="normal" style:font-name-complex="Lohit Devanagari" style:font-size-complex="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885cm" svg:height="0.988cm" svg:x="2.6cm" svg:y="5cm">
          <draw:text-box>
            <text:p text:style-name="P1"><text:span text:style-name="T1">...ACTCTGGATTACGACTAG</text:span><text:span text:style-name="T2">G</text:span><text:span text:style-name="T1">CTAGATGCGCTAGCTAGC...</text:span></text:p>
          </draw:text-box>
        </draw:frame>
        <draw:frame draw:style-name="gr1" draw:text-style-name="P2" draw:layer="layout" svg:width="16.885cm" svg:height="0.988cm" svg:x="2.601cm" svg:y="7cm">
          <draw:text-box>
            <text:p text:style-name="P1"><text:span text:style-name="T1">...AC</text:span><text:span text:style-name="T1">TCTGG</text:span><text:span text:style-name="T1">ATTAC</text:span><text:span text:style-name="T1">GACTA</text:span><text:span text:style-name="T1">G</text:span><text:span text:style-name="T2">A</text:span><text:span text:style-name="T1">CTA</text:span><text:span text:style-name="T1">GATGC</text:span><text:span text:style-name="T1">GCTAG</text:span><text:span text:style-name="T1">CTAGC</text:span><text:span text:style-name="T1">...</text:span></text:p>
          </draw:text-box>
        </draw:frame>
        <draw:custom-shape draw:style-name="gr2" draw:text-style-name="P3" draw:layer="layout" svg:width="0.2cm" svg:height="1.3cm" svg:x="10.937cm" svg:y="5.8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4" draw:layer="layout" svg:width="4.024cm" svg:height="0.806cm" svg:x="0.1cm" svg:y="4.2cm">
          <draw:text-box>
            <text:p><text:span text:style-name="T3">o</text:span><text:span text:style-name="T3">ri</text:span><text:span text:style-name="T3">gi</text:span><text:span text:style-name="T3">n</text:span><text:span text:style-name="T3">al </text:span><text:span text:style-name="T3">g</text:span><text:span text:style-name="T3">e</text:span><text:span text:style-name="T3">n</text:span><text:span text:style-name="T3">o</text:span><text:span text:style-name="T3">m</text:span><text:span text:style-name="T3">e</text:span></text:p>
          </draw:text-box>
        </draw:frame>
        <draw:frame draw:style-name="gr1" draw:text-style-name="P4" draw:layer="layout" svg:width="4.219cm" svg:height="0.806cm" svg:x="0.101cm" svg:y="6.2cm">
          <draw:text-box>
            <text:p><text:span text:style-name="T3">m</text:span><text:span text:style-name="T3">u</text:span><text:span text:style-name="T3">t</text:span><text:span text:style-name="T3">a</text:span><text:span text:style-name="T3">t</text:span><text:span text:style-name="T3">e</text:span><text:span text:style-name="T3">d </text:span><text:span text:style-name="T3">g</text:span><text:span text:style-name="T3">e</text:span><text:span text:style-name="T3">n</text:span><text:span text:style-name="T3">o</text:span><text:span text:style-name="T3">m</text:span><text:span text:style-name="T3">e</text:span></text:p>
          </draw:text-box>
        </draw:frame>
      </draw:page>
      <draw:page draw:name="page2" draw:style-name="dp1" draw:master-page-name="Default">
        <draw:custom-shape draw:style-name="gr3" draw:text-style-name="P5" draw:layer="layout" svg:width="6.8cm" svg:height="0.6cm" svg:x="11.1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8cm" svg:height="0.6cm" svg:x="4.3cm" svg:y="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8cm" svg:height="0.6cm" svg:x="4.3cm" svg:y="4.9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9.8cm" svg:height="0.6cm" svg:x="0.8cm" svg:y="5cm">
          <draw:text-box>
            <text:p text:style-name="P6"><text:span text:style-name="T4">ACTGACTGACTGCATGCAGTCAG</text:span><text:span text:style-name="T4">TACTGCAGTCATGCGGATATATT</text:span><text:span text:style-name="T4">TCGCGTATGCTATATGCGTAGTA</text:span><text:span text:style-name="T4">TCTTCTGGAGATCTTATGGATCT</text:span><text:span text:style-name="T4">TAGCTAGGTACTATGACTACGGT</text:span><text:span text:style-name="T4">AGTCATACTCAGTTAGCTACTGC</text:span><text:span text:style-name="T4">GTTGGATATTATTATGCGCGATT</text:span><text:span text:style-name="T4">ATCGGTATCTGGTATACGGTACT</text:span><text:span text:style-name="T4">CGCTGATGACTGACTCGAGTTAC</text:span><text:span text:style-name="T4">GGAGGTAGGAGTAGTTGATG</text:span></text:p>
          </draw:text-box>
        </draw:frame>
        <draw:frame draw:style-name="gr5" draw:text-style-name="P7" draw:layer="layout" svg:width="19.8cm" svg:height="0.6cm" svg:x="0.8cm" svg:y="7cm">
          <draw:text-box>
            <text:p text:style-name="P6"><text:span text:style-name="T5">ACTGACTGACTGCATGCAGTCAG</text:span><text:span text:style-name="T5">TACTGCAGTCATGCGGATATATT</text:span><text:span text:style-name="T5">TCGCGTATGCTATATGCGTAGTA</text:span><text:span text:style-name="T5">TCTTCTGGAGATCTTATGGATCT</text:span><text:span text:style-name="T5">TAGCTAGGTACTATGACTACGGT</text:span><text:span text:style-name="T5">AGTC</text:span><text:span text:style-name="T4">ATATATTTCGCGTATGCTA</text:span><text:span text:style-name="T4">TATGCGTAGTATCTTCTGGAGAT</text:span><text:span text:style-name="T4">CTTATGGATCTTAGCTAGGTACT</text:span><text:span text:style-name="T4">ATGACTACGGTAGTC</text:span><text:span text:style-name="T4">ATACTCAG</text:span><text:span text:style-name="T4">TTAGCTACTGCGTTGGATAT</text:span></text:p>
          </draw:text-box>
        </draw:frame>
        <draw:frame draw:style-name="gr1" draw:text-style-name="P4" draw:layer="layout" svg:width="4.024cm" svg:height="0.806cm" svg:x="0.1cm" svg:y="4.2cm">
          <draw:text-box>
            <text:p><text:span text:style-name="T3">original </text:span><text:span text:style-name="T3">genome</text:span></text:p>
          </draw:text-box>
        </draw:frame>
        <draw:frame draw:style-name="gr1" draw:text-style-name="P4" draw:layer="layout" svg:width="4.219cm" svg:height="0.806cm" svg:x="0.1cm" svg:y="6.2cm">
          <draw:text-box>
            <text:p><text:span text:style-name="T3">mutated </text:span><text:span text:style-name="T3">genome</text:span></text:p>
          </draw:text-box>
        </draw:frame>
        <draw:custom-shape draw:style-name="gr6" draw:text-style-name="P3" draw:layer="layout" svg:width="0.2cm" svg:height="1.2cm" svg:x="7.5cm" svg:y="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0.2cm" svg:height="5.337cm" draw:transform="rotate (1.34599791913803) translate (7.849cm 5.721cm)">
          <text:p/>
          <draw:enhanced-geometry svg:viewBox="0 0 21600 21600" draw:text-areas="?f0 0 ?f2 ?f5" draw:type="down-arrow" draw:modifiers="19475.608842263 6662.6865671641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4" draw:layer="layout" svg:width="5.053cm" svg:height="0.806cm" svg:x="10.9cm" svg:y="5.6cm">
          <draw:text-box>
            <text:p><text:span text:style-name="T3">duplicat</text:span><text:span text:style-name="T3">ed </text:span><text:span text:style-name="T3">sequen</text:span><text:span text:style-name="T3">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2T17:29:29.282449031</meta:creation-date>
    <dc:date>2019-09-22T18:57:59.677126209</dc:date>
    <meta:editing-duration>PT1H17M48S</meta:editing-duration>
    <meta:editing-cycles>4</meta:editing-cycles>
    <meta:generator>LibreOffice/6.0.7.3$Linux_X86_64 LibreOffice_project/00m0$Build-3</meta:generator>
    <meta:document-statistic meta:object-count="15"/>
  </office:meta>
</office:document-meta>
</file>